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6856" officeooo:paragraph-rsid="001f6856"/>
    </style:style>
    <style:style style:name="P2" style:family="paragraph" style:parent-style-name="Title">
      <style:text-properties officeooo:rsid="001f6856" officeooo:paragraph-rsid="001f6856"/>
    </style:style>
    <style:style style:name="P3" style:family="paragraph" style:parent-style-name="Text_20_body">
      <style:paragraph-properties fo:line-height="200%"/>
      <style:text-properties officeooo:paragraph-rsid="002324c5"/>
    </style:style>
    <style:style style:name="P4" style:family="paragraph" style:parent-style-name="Text_20_body">
      <style:paragraph-properties fo:line-height="200%"/>
      <style:text-properties officeooo:paragraph-rsid="003a3784"/>
    </style:style>
    <style:style style:name="P5" style:family="paragraph" style:parent-style-name="Text_20_body">
      <style:text-properties officeooo:paragraph-rsid="00251970"/>
    </style:style>
    <style:style style:name="P6" style:family="paragraph" style:parent-style-name="Text_20_body">
      <style:paragraph-properties fo:line-height="200%"/>
      <style:text-properties officeooo:rsid="0026e03a" officeooo:paragraph-rsid="0026e03a"/>
    </style:style>
    <style:style style:name="P7" style:family="paragraph" style:parent-style-name="Text_20_body">
      <style:paragraph-properties fo:line-height="200%"/>
      <style:text-properties officeooo:rsid="002adae0" officeooo:paragraph-rsid="003894af"/>
    </style:style>
    <style:style style:name="P8" style:family="paragraph" style:parent-style-name="Text_20_body">
      <style:paragraph-properties fo:margin-top="0.1783in" fo:margin-bottom="0.1228in" style:contextual-spacing="false" fo:line-height="200%"/>
      <style:text-properties officeooo:rsid="002cdb90" officeooo:paragraph-rsid="002cdb90"/>
    </style:style>
    <style:style style:name="P9" style:family="paragraph" style:parent-style-name="Text_20_body">
      <style:paragraph-properties fo:line-height="200%"/>
      <style:text-properties officeooo:rsid="0032a548" officeooo:paragraph-rsid="0032a548"/>
    </style:style>
    <style:style style:name="P10" style:family="paragraph" style:parent-style-name="Text_20_body">
      <style:paragraph-properties fo:line-height="200%"/>
      <style:text-properties officeooo:rsid="003894af" officeooo:paragraph-rsid="003894af"/>
    </style:style>
    <style:style style:name="P11" style:family="paragraph" style:parent-style-name="Text_20_body">
      <style:paragraph-properties fo:line-height="200%"/>
      <style:text-properties officeooo:rsid="003a3784" officeooo:paragraph-rsid="003a3784"/>
    </style:style>
    <style:style style:name="P12" style:family="paragraph" style:parent-style-name="Text_20_body">
      <style:paragraph-properties fo:line-height="200%"/>
      <style:text-properties officeooo:rsid="00415915" officeooo:paragraph-rsid="00415915"/>
    </style:style>
    <style:style style:name="P13" style:family="paragraph" style:parent-style-name="Text_20_body">
      <style:paragraph-properties fo:line-height="200%"/>
      <style:text-properties officeooo:rsid="0041b1d8" officeooo:paragraph-rsid="0041b1d8"/>
    </style:style>
    <style:style style:name="P14" style:family="paragraph" style:parent-style-name="Text_20_body">
      <style:paragraph-properties fo:line-height="200%"/>
      <style:text-properties officeooo:rsid="0041b1d8" officeooo:paragraph-rsid="004392df"/>
    </style:style>
    <style:style style:name="P15" style:family="paragraph" style:parent-style-name="Text_20_body">
      <style:paragraph-properties fo:line-height="200%"/>
      <style:text-properties officeooo:rsid="00455cab" officeooo:paragraph-rsid="00455cab"/>
    </style:style>
    <style:style style:name="P16" style:family="paragraph" style:parent-style-name="Text_20_body">
      <style:paragraph-properties fo:line-height="200%"/>
      <style:text-properties officeooo:rsid="0048e154" officeooo:paragraph-rsid="0048e154"/>
    </style:style>
    <style:style style:name="P17" style:family="paragraph" style:parent-style-name="Heading_20_1">
      <style:paragraph-properties fo:line-height="200%"/>
      <style:text-properties officeooo:rsid="00213429" officeooo:paragraph-rsid="00213429"/>
    </style:style>
    <style:style style:name="P18" style:family="paragraph" style:parent-style-name="Heading_20_1">
      <style:paragraph-properties fo:line-height="200%"/>
      <style:text-properties officeooo:paragraph-rsid="00251970"/>
    </style:style>
    <style:style style:name="P19" style:family="paragraph" style:parent-style-name="Heading_20_1">
      <style:paragraph-properties fo:line-height="200%"/>
      <style:text-properties officeooo:paragraph-rsid="003121cb"/>
    </style:style>
    <style:style style:name="P20" style:family="paragraph" style:parent-style-name="Heading_20_1">
      <style:paragraph-properties fo:line-height="200%"/>
      <style:text-properties officeooo:rsid="00455cab" officeooo:paragraph-rsid="00455cab"/>
    </style:style>
    <style:style style:name="P21" style:family="paragraph" style:parent-style-name="Heading_20_2">
      <style:paragraph-properties fo:margin-top="0.1783in" fo:margin-bottom="0.1228in" style:contextual-spacing="false" fo:line-height="200%"/>
      <style:text-properties officeooo:paragraph-rsid="00251970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51970"/>
    </style:style>
    <style:style style:name="T2" style:family="text">
      <style:text-properties officeooo:rsid="0026e03a"/>
    </style:style>
    <style:style style:name="T3" style:family="text">
      <style:text-properties officeooo:rsid="00289757"/>
    </style:style>
    <style:style style:name="T4" style:family="text">
      <style:text-properties officeooo:rsid="0029c17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894af" style:font-weight-asian="normal" style:font-weight-complex="normal"/>
    </style:style>
    <style:style style:name="T7" style:family="text">
      <style:text-properties officeooo:rsid="002cdb90"/>
    </style:style>
    <style:style style:name="T8" style:family="text">
      <style:text-properties officeooo:rsid="003121cb"/>
    </style:style>
    <style:style style:name="T9" style:family="text">
      <style:text-properties officeooo:rsid="0034b8c0"/>
    </style:style>
    <style:style style:name="T10" style:family="text">
      <style:text-properties officeooo:rsid="00365fea"/>
    </style:style>
    <style:style style:name="T11" style:family="text">
      <style:text-properties officeooo:rsid="0037accb"/>
    </style:style>
    <style:style style:name="T12" style:family="text">
      <style:text-properties officeooo:rsid="003894af"/>
    </style:style>
    <style:style style:name="T13" style:family="text">
      <style:text-properties style:font-name="Liberation Serif" fo:font-weight="normal" officeooo:rsid="003894af" style:font-weight-asian="normal" style:font-weight-complex="normal"/>
    </style:style>
    <style:style style:name="T14" style:family="text">
      <style:text-properties officeooo:rsid="003a3784"/>
    </style:style>
    <style:style style:name="T15" style:family="text">
      <style:text-properties officeooo:rsid="003c375c"/>
    </style:style>
    <style:style style:name="T16" style:family="text">
      <style:text-properties officeooo:rsid="0041b1d8"/>
    </style:style>
    <style:style style:name="T17" style:family="text">
      <style:text-properties officeooo:rsid="004392df"/>
    </style:style>
    <style:style style:name="T18" style:family="text">
      <style:text-properties officeooo:rsid="0043c2a2"/>
    </style:style>
    <style:style style:name="T19" style:family="text">
      <style:text-properties officeooo:rsid="0043ce51"/>
    </style:style>
    <style:style style:name="T20" style:family="text">
      <style:text-properties officeooo:rsid="0047647f"/>
    </style:style>
    <style:style style:name="T21" style:family="text">
      <style:text-properties officeooo:rsid="004a28d0"/>
    </style:style>
    <style:style style:name="T22" style:family="text">
      <style:text-properties officeooo:rsid="00529dca"/>
    </style:style>
    <style:style style:name="T23" style:family="text">
      <style:text-properties officeooo:rsid="00548125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654in" fo:min-width="1.3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665in" fo:min-width="1.7429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756in" fo:min-width="3.92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791in" fo:min-width="2.2307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764in" fo:min-width="3.42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09in" fo:min-width="2.5429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ator Manual</text:p>
      <text:p text:style-name="P1"/>
      <text:h text:style-name="P17" text:outline-level="1">1. <text:span text:style-name="T2">Problem Description</text:span></text:h>
      <text:p text:style-name="P6">You are supposed to create a class that represents a rational number; this number is inputted like, “int/int.” <text:span text:style-name="T3">If the number has a </text:span><text:span text:style-name="T22">demoniator</text:span><text:span text:style-name="T3"> of zero, it outputs, “#div0”. If the number has a denominator of 1, it outputs, “int.” </text:span><text:span text:style-name="T4">You input an operator and it outputs a reduced fraction or integer </text:span><text:span text:style-name="T22">(if denominator is 1) result.</text:span></text:p>
      <text:h text:style-name="P18" text:outline-level="1"><text:span text:style-name="T1">2. <text:s/></text:span><text:span text:style-name="T4">Data Types</text:span></text:h>
      <text:h text:style-name="Heading_20_2" text:outline-level="2">Int</text:h>
      <text:p text:style-name="Text_20_body"/>
      <text:p text:style-name="P7"><text:span text:style-name="T6">2.1.</text:span><text:span text:style-name="T5"> numerator – </text:span><text:span text:style-name="Source_20_Text"><text:span text:style-name="T13">The</text:span></text:span><text:span text:style-name="T6"> numerator of the fraction</text:span></text:p>
      <text:p text:style-name="P7"><text:span text:style-name="T6">2.2. </text:span><text:span text:style-name="T5">denominator</text:span><text:span text:style-name="T6"> – The denominator of the fraction.</text:span></text:p>
      <text:p text:style-name="P5"/>
      <text:h text:style-name="P21" text:outline-level="2"><text:span text:style-name="T1">2.</text:span><text:span text:style-name="T7">1</text:span><text:span text:style-name="T1">. </text:span><text:span text:style-name="T7">Operations</text:span></text:h>
      <text:p text:style-name="P8">The possible operations on a number are Addition, Subtraction, Multiplication, Division, Less Than, Less Than or Equal to, Greater Than, Greater Than or equal to, Equal to, Stream Insertion and Extraction operators. <text:span text:style-name="T8">They are implemented via overloading the relevant operators.</text:span></text:p>
      <text:p text:style-name="P8"/>
      <text:h text:style-name="P19" text:outline-level="1"><text:soft-page-break/><text:span text:style-name="T8">3. High level Solution</text:span></text:h>
      <text:p text:style-name="P9"><text:span text:style-name="T19">3.</text:span>1. <text:span text:style-name="T9">Promnt for rational number</text:span></text:p>
      <text:p text:style-name="P9"><text:tab/><text:span text:style-name="T19">3.</text:span><text:span text:style-name="T12">1.1. After receiving the inputted rational number, check if it’s valid and if not ask again.</text:span></text:p>
      <text:p text:style-name="P4"><text:span text:style-name="T19">3.</text:span><text:span text:style-name="T10">2. Promnt for operation; cut the inputted string to 2 characters, and then check if the string is a valid operatio</text:span><text:span text:style-name="T12">n if not ask again.</text:span></text:p>
      <text:p text:style-name="P4"><text:span text:style-name="T10"><text:tab/></text:span><text:span text:style-name="T19">3.</text:span><text:span text:style-name="T10">2.1. For each operation, apply it to num and another inputted number (if applicable) and <text:tab/>simplify the output using Euclid’s Algorithm.</text:span></text:p>
      <text:p text:style-name="P10"><text:span text:style-name="T19">3</text:span>.1.1. The addition/<text:span text:style-name="T14">subtraction</text:span> operator recieves 2 rational numbers, and multiplies the numerator and denominator of both of them by their respective denominators. <text:span text:style-name="T22">T</text:span>hen adds/<text:span text:style-name="T14">subtracts</text:span> and simplifies the result.</text:p>
      <text:p text:style-name="P11"><text:span text:style-name="T19">3</text:span>.1.<text:span text:style-name="T15">2. The Multiplication/Division operator takes two numbers and multiplies/divides (division is done by multiplying by the reciprocal) and then simplifies the output.</text:span></text:p>
      <text:p text:style-name="P12"><text:span text:style-name="T19">3</text:span>.1.3. <text:s/>Relational/<text:span text:style-name="T19">Equality </text:span>Operators<text:span text:style-name="T19">(Not equal isn’t implemented)</text:span> are done by converting the rational number to a double and <text:span text:style-name="T16">applying the operator</text:span></text:p>
      <text:p text:style-name="P13"><text:span text:style-name="T19">3</text:span>.1.4. The Stream Extraction Operator checks if the numerator is 0. if so, it outputs “#div0”. if it’s one it outputs the numerator <text:span text:style-name="T18">to the ostream</text:span> otherwise it outputs a simplified “a/b” with a &amp; b being integers. <text:span text:style-name="T18">After that it outputs the ostream.</text:span></text:p>
      <text:p text:style-name="P14"><text:span text:style-name="T19">3</text:span>.1.<text:span text:style-name="T17">5</text:span>. The Stream <text:span text:style-name="T18">Insertion</text:span> Operator <text:span text:style-name="T18">receives a rational number and a istream variable. It sets up the rational number and checks if it’s valid. If it’s not valid, it asks for the rational number again. After it </text:span><text:span text:style-name="T19">is done it returns the input stream variable.</text:span></text:p>
      <text:p text:style-name="P10"><text:span text:style-name="T10">3.</text:span><text:span text:style-name="T19">2</text:span><text:span text:style-name="T10">. Ask the user if they want to repeat. </text:span><text:span text:style-name="T23">If they do want to repeat,</text:span><text:span text:style-name="T10"> </text:span><text:span text:style-name="T11">do step one. Otherwise, the program will exist with, “</text:span>Goodbye then.”</text:p>
      <text:p text:style-name="P10"><draw:custom-shape text:anchor-type="paragraph" draw:z-index="0" draw:name="Shape 1" draw:style-name="gr7" draw:text-style-name="P24" xml:id="id1" draw:id="id1" svg:width="3.8752in" svg:height="0.8752in" svg:x="1.4236in" svg:y="-0.502in"><text:p text:style-name="P23"><text:span text:style-name="T24">Ma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2" draw:name="Object Connectors 1" draw:style-name="gr1" draw:text-style-name="P22" draw:type="curve" svg:x1="1.4236in" svg:y1="-0.0646in" svg:x2="0.2929in" svg:y2="6.3638in" draw:start-shape="id1" draw:start-glue-point="6" svg:d="M3616-164c-2529 0-1094 16328-2872 16328" svg:viewBox="0 0 2873 16330"><text:p/></draw:connector><draw:connector text:anchor-type="paragraph" draw:z-index="10" draw:name="Object Connectors 5" draw:style-name="gr1" draw:text-style-name="P22" draw:type="curve" svg:x1="5.2984in" svg:y1="-0.0646in" svg:x2="5.5437in" svg:y2="5.4709in" draw:start-shape="id1" draw:start-glue-point="10" draw:end-shape="id2" draw:end-glue-point="1" svg:d="M13458-164c1689 0 1376 14060 623 14060" svg:viewBox="0 0 1233 14062"><text:p/></draw:connector><text:soft-page-break/></text:p>
      <text:p text:style-name="P10"><draw:connector text:anchor-type="paragraph" draw:z-index="7" draw:name="Object Connectors 2" draw:style-name="gr1" draw:text-style-name="P22" draw:type="curve" svg:x1="3.361in" svg:y1="-0.1075in" svg:x2="3.7638in" svg:y2="0.6256in" draw:start-shape="id1" svg:d="M8537-273c0 1774 1023 845 1023 1862" svg:viewBox="0 0 1025 1864"><text:p/></draw:connector></text:p>
      <text:p text:style-name="P10"/>
      <text:p text:style-name="P10"><draw:custom-shape text:anchor-type="paragraph" draw:z-index="1" draw:name="Shape 2" draw:style-name="gr6" draw:text-style-name="P24" xml:id="id4" draw:id="id4" svg:width="3.6252in" svg:height="0.3752in" svg:x="1.9626in" svg:y="-0.252in"><text:p text:style-name="P23"><text:span text:style-name="T24">setRationalOperator</text:span></text:p><draw:enhanced-geometry svg:viewBox="0 0 21600 21600" draw:glue-points="10800 0 0 10800 10800 21600 21600 10800" draw:type="flowchart-process" draw:enhanced-path="M 0 0 L 21600 0 21600 21600 0 21600 0 0 Z N"/></draw:custom-shape><draw:connector text:anchor-type="paragraph" draw:z-index="8" draw:name="Object Connectors 3" draw:style-name="gr1" draw:text-style-name="P22" draw:type="curve" svg:x1="3.7752in" svg:y1="0.1228in" svg:x2="2.7953in" svg:y2="1.5945in" draw:start-shape="id4" draw:start-glue-point="6" svg:d="M9589 312c0 3181-2489 1313-2489 3738" svg:viewBox="0 0 2491 3739"><text:p/></draw:connector></text:p>
      <text:p text:style-name="P10"/>
      <text:p text:style-name="P10"/>
      <text:p text:style-name="P10"/>
      <text:p text:style-name="P10"><draw:custom-shape text:anchor-type="paragraph" draw:z-index="4" draw:name="Shape 4" draw:style-name="gr4" draw:text-style-name="P24" svg:width="4.1252in" svg:height="0.3748in" svg:x="1.9992in" svg:y="-0.2811in"><text:p text:style-name="P23"><text:span text:style-name="T24">CheckValidRationalNumber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><draw:custom-shape text:anchor-type="paragraph" draw:z-index="5" draw:name="Shape 5" draw:style-name="gr3" draw:text-style-name="P24" xml:id="id2" draw:id="id2" svg:width="2.0004in" svg:height="0.6252in" svg:x="3.5437in" svg:y="-0.128in"><text:p text:style-name="P23"><text:span text:style-name="T24">cle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3" draw:name="Shape 3" draw:style-name="gr5" draw:text-style-name="P24" svg:width="2.5004in" svg:height="0.7504in" svg:x="0.0445in" svg:y="0.1535in"><text:p text:style-name="P23"><text:span text:style-name="T24">doesUserContinu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9" draw:name="Object Connectors 4" draw:style-name="gr1" draw:text-style-name="P22" draw:type="curve" svg:x1="4.5437in" svg:y1="0.0165in" svg:x2="5.1835in" svg:y2="0.9543in" draw:start-shape="id2" draw:start-glue-point="2" draw:end-shape="id3" draw:end-glue-point="4" svg:d="M11541 42c0 1789 1625 598 1625 2382" svg:viewBox="0 0 1626 2383"><text:p/></draw:connector></text:p>
      <text:p text:style-name="P10"><draw:custom-shape text:anchor-type="paragraph" draw:z-index="6" draw:name="Shape 6" draw:style-name="gr2" draw:text-style-name="P24" xml:id="id3" draw:id="id3" svg:width="1.6252in" svg:height="0.5004in" svg:x="4.3709in" svg:y="0.4736in"><text:p text:style-name="P23"><text:span text:style-name="T24">ignore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0" text:outline-level="1">4. Limits</text:h>
      <text:p text:style-name="P15">4.1. <text:span text:style-name="T20">You cannot run 2 operators at once (i.e you cannot do, “a/b <text:s/>+ d/c – e/f.”)</text:span></text:p>
      <text:p text:style-name="P16">4.2. <text:span text:style-name="T21">You cannot intput a value for each part of the fraction greater than INT_MAX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2:50:36.048000000</meta:creation-date>
    <dc:date>2024-02-26T16:14:32.023000000</dc:date>
    <meta:editing-duration>PT37M5S</meta:editing-duration>
    <meta:editing-cycles>27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23" meta:word-count="411" meta:character-count="2529" meta:non-whitespace-character-count="213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Looks accurate&#10;" VL:creator="" dc:date-time="2024-02-26T14:25:17"/>
  <VL:version-entry VL:title="Version2" VL:comment="Almost Done" VL:creator="" dc:date-time="2024-02-26T14:41:35"/>
  <VL:version-entry VL:title="Version3" VL:comment="Adding Graphics (Flowchart)&#10;" VL:creator="" dc:date-time="2024-02-26T15:17:30"/>
  <VL:version-entry VL:title="Version4" VL:comment="Graphics Done" VL:creator="" dc:date-time="2024-02-26T16:02:38"/>
  <VL:version-entry VL:title="Version5" VL:comment="Errors fixed" VL:creator="" dc:date-time="2024-02-26T16:14:32"/>
</VL:version-list>
</file>